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62.48mm"/>
    </style:style>
    <style:style style:name="co5" style:family="table-column">
      <style:table-column-properties fo:break-before="auto" style:column-width="11.66mm"/>
    </style:style>
    <style:style style:name="co6" style:family="table-column">
      <style:table-column-properties fo:break-before="auto" style:column-width="12.21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2.72mm"/>
    </style:style>
    <style:style style:name="co12" style:family="table-column">
      <style:table-column-properties fo:break-before="auto" style:column-width="23.27mm"/>
    </style:style>
    <style:style style:name="co13" style:family="table-column">
      <style:table-column-properties fo:break-before="auto" style:column-width="27.15mm"/>
    </style:style>
    <style:style style:name="co14" style:family="table-column">
      <style:table-column-properties fo:break-before="auto" style:column-width="23.55mm"/>
    </style:style>
    <style:style style:name="co15" style:family="table-column">
      <style:table-column-properties fo:break-before="auto" style:column-width="23.83mm"/>
    </style:style>
    <style:style style:name="co16" style:family="table-column">
      <style:table-column-properties fo:break-before="auto" style:column-width="21.06mm"/>
    </style:style>
    <style:style style:name="co17" style:family="table-column">
      <style:table-column-properties fo:break-before="auto" style:column-width="24.38mm"/>
    </style:style>
    <style:style style:name="co18" style:family="table-column">
      <style:table-column-properties fo:break-before="auto" style:column-width="21.61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CurveMapping_BothHemispheres.E1"/>
    </style:style>
    <style:style style:name="ce2" style:family="table-cell" style:parent-style-name="Default">
      <style:map style:condition="cell-content()=1" style:apply-style-name="Untitled1" style:base-cell-address="CurveMapping_BothHemispheres.E10"/>
    </style:style>
    <style:style style:name="ce3" style:family="table-cell" style:parent-style-name="Default">
      <style:map style:condition="cell-content()=1" style:apply-style-name="Untitled1" style:base-cell-address="CurveMapping_BothHemispheres.E12"/>
    </style:style>
    <style:style style:name="ce12" style:family="table-cell" style:parent-style-name="Default">
      <style:map style:condition="cell-content()=1" style:apply-style-name="Untitled1" style:base-cell-address="CurveMapping_BothHemispheres.E14"/>
    </style:style>
    <style:style style:name="ce13" style:family="table-cell" style:parent-style-name="Default">
      <style:map style:condition="cell-content()=1" style:apply-style-name="Untitled1" style:base-cell-address="CurveMapping_BothHemispheres.E16"/>
    </style:style>
    <style:style style:name="ce5" style:family="table-cell" style:parent-style-name="Default">
      <style:map style:condition="cell-content()=1" style:apply-style-name="Untitled1" style:base-cell-address="CurveMapping_BothHemispheres.L10"/>
    </style:style>
    <style:style style:name="ce6" style:family="table-cell" style:parent-style-name="Default">
      <style:map style:condition="cell-content()=1" style:apply-style-name="Untitled1" style:base-cell-address="CurveMapping_BothHemispheres.L12"/>
    </style:style>
    <style:style style:name="ce16" style:family="table-cell" style:parent-style-name="Default">
      <style:map style:condition="cell-content()=1" style:apply-style-name="Untitled1" style:base-cell-address="CurveMapping_BothHemispheres.L14"/>
    </style:style>
    <style:style style:name="ce17" style:family="table-cell" style:parent-style-name="Default">
      <style:map style:condition="cell-content()=1" style:apply-style-name="Untitled1" style:base-cell-address="CurveMapping_BothHemispheres.L16"/>
    </style:style>
    <style:style style:name="ce7" style:family="table-cell" style:parent-style-name="Default">
      <style:map style:condition="cell-content()=1" style:apply-style-name="Untitled1" style:base-cell-address="CurveMapping_BothHemispheres.M12"/>
    </style:style>
    <style:style style:name="ce19" style:family="table-cell" style:parent-style-name="Default">
      <style:map style:condition="cell-content()=1" style:apply-style-name="Untitled1" style:base-cell-address="CurveMapping_BothHemispheres.M16"/>
    </style:style>
    <style:style style:name="ce8" style:family="table-cell" style:parent-style-name="Default">
      <style:map style:condition="cell-content()=1" style:apply-style-name="Untitled1" style:base-cell-address="CurveMapping_BothHemispheres.O12"/>
    </style:style>
    <style:style style:name="ce21" style:family="table-cell" style:parent-style-name="Default">
      <style:map style:condition="cell-content()=1" style:apply-style-name="Untitled1" style:base-cell-address="CurveMapping_BothHemispheres.O16"/>
    </style:style>
  </office:automatic-styles>
  <office:body>
    <office:spreadsheet>
      <table:table table:name="CurveMapping_BothHemisphe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rgetLoc</text:p>
          </table:table-cell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IndicatorCenter</text:p>
          </table:table-cell>
          <table:table-cell office:value-type="string" calcext:value-type="string">
            <text:p>TargetShape</text:p>
          </table:table-cell>
          <table:table-cell office:value-type="string" calcext:value-type="string">
            <text:p>iTargetShape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2];&quot;+&quot;;[.C2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3];&quot;+&quot;;[.C3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4];&quot;+&quot;;[.C4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5];&quot;+&quot;;[.C5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6];&quot;+&quot;;[.C6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7];&quot;+&quot;;[.C7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8];&quot;+&quot;;[.C8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9];&quot;+&quot;;[.C9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B10];&quot;+&quot;;[.C10])" office:value-type="string" office:string-value="CurveSegDL+BlankR" calcext:value-type="string">
            <text:p>CurveSeg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B11];&quot;+&quot;;[.C11])" office:value-type="string" office:string-value="CurveSegUL+BlankR" calcext:value-type="string">
            <text:p>CurveSeg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B12];&quot;+&quot;;[.C12])" office:value-type="string" office:string-value="BlankL+CurveSegDR" calcext:value-type="string">
            <text:p>BlankL+CurveSeg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B13];&quot;+&quot;;[.C13])" office:value-type="string" office:string-value="BlankL+CurveSegUR" calcext:value-type="string">
            <text:p>BlankL+CurveSeg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B14];&quot;+&quot;;[.C14])" office:value-type="string" office:string-value="CurveSegDL+BlankR" calcext:value-type="string">
            <text:p>CurveSegDL+BlankR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B15];&quot;+&quot;;[.C15])" office:value-type="string" office:string-value="CurveSegUL+BlankR" calcext:value-type="string">
            <text:p>CurveSegUL+BlankR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B16];&quot;+&quot;;[.C16])" office:value-type="string" office:string-value="BlankL+CurveSegDR" calcext:value-type="string">
            <text:p>BlankL+CurveSegDR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B17];&quot;+&quot;;[.C17])" office:value-type="string" office:string-value="BlankL+CurveSegUR" calcext:value-type="string">
            <text:p>BlankL+CurveSegUR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1048351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CurveMapping_BothHemispheres.E15:CurveMapping_BothHemispheres.E1048369 CurveMapping_BothHemispheres.E1:CurveMapping_BothHemispheres.P9 CurveMapping_BothHemispheres.F15:CurveMapping_BothHemispheres.P1048369">
            <calcext:condition calcext:apply-style-name="Untitled1" calcext:value="=1" calcext:base-cell-address="CurveMapping_BothHemispheres.E1"/>
          </calcext:conditional-format>
          <calcext:conditional-format calcext:target-range-address="CurveMapping_BothHemispheres.E10:CurveMapping_BothHemispheres.K11 CurveMapping_BothHemispheres.M10:CurveMapping_BothHemispheres.P11">
            <calcext:condition calcext:apply-style-name="Untitled1" calcext:value="=1" calcext:base-cell-address="CurveMapping_BothHemispheres.E10"/>
          </calcext:conditional-format>
          <calcext:conditional-format calcext:target-range-address="CurveMapping_BothHemispheres.L10:CurveMapping_BothHemispheres.L11">
            <calcext:condition calcext:apply-style-name="Untitled1" calcext:value="=1" calcext:base-cell-address="CurveMapping_BothHemispheres.L10"/>
          </calcext:conditional-format>
          <calcext:conditional-format calcext:target-range-address="CurveMapping_BothHemispheres.O12:CurveMapping_BothHemispheres.P13">
            <calcext:condition calcext:apply-style-name="Untitled1" calcext:value="=1" calcext:base-cell-address="CurveMapping_BothHemispheres.O12"/>
          </calcext:conditional-format>
          <calcext:conditional-format calcext:target-range-address="CurveMapping_BothHemispheres.L12:CurveMapping_BothHemispheres.L13">
            <calcext:condition calcext:apply-style-name="Untitled1" calcext:value="=1" calcext:base-cell-address="CurveMapping_BothHemispheres.L12"/>
          </calcext:conditional-format>
          <calcext:conditional-format calcext:target-range-address="CurveMapping_BothHemispheres.E12:CurveMapping_BothHemispheres.K13">
            <calcext:condition calcext:apply-style-name="Untitled1" calcext:value="=1" calcext:base-cell-address="CurveMapping_BothHemispheres.E12"/>
          </calcext:conditional-format>
          <calcext:conditional-format calcext:target-range-address="CurveMapping_BothHemispheres.M12:CurveMapping_BothHemispheres.N13">
            <calcext:condition calcext:apply-style-name="Untitled1" calcext:value="=1" calcext:base-cell-address="CurveMapping_BothHemispheres.M12"/>
          </calcext:conditional-format>
          <calcext:conditional-format calcext:target-range-address="CurveMapping_BothHemispheres.E14:CurveMapping_BothHemispheres.K15 CurveMapping_BothHemispheres.M14:CurveMapping_BothHemispheres.P15">
            <calcext:condition calcext:apply-style-name="Untitled1" calcext:value="=1" calcext:base-cell-address="CurveMapping_BothHemispheres.E14"/>
          </calcext:conditional-format>
          <calcext:conditional-format calcext:target-range-address="CurveMapping_BothHemispheres.L14:CurveMapping_BothHemispheres.L15">
            <calcext:condition calcext:apply-style-name="Untitled1" calcext:value="=1" calcext:base-cell-address="CurveMapping_BothHemispheres.L14"/>
          </calcext:conditional-format>
          <calcext:conditional-format calcext:target-range-address="CurveMapping_BothHemispheres.O16:CurveMapping_BothHemispheres.P17">
            <calcext:condition calcext:apply-style-name="Untitled1" calcext:value="=1" calcext:base-cell-address="CurveMapping_BothHemispheres.O16"/>
          </calcext:conditional-format>
          <calcext:conditional-format calcext:target-range-address="CurveMapping_BothHemispheres.L16:CurveMapping_BothHemispheres.L17">
            <calcext:condition calcext:apply-style-name="Untitled1" calcext:value="=1" calcext:base-cell-address="CurveMapping_BothHemispheres.L16"/>
          </calcext:conditional-format>
          <calcext:conditional-format calcext:target-range-address="CurveMapping_BothHemispheres.E16:CurveMapping_BothHemispheres.K17">
            <calcext:condition calcext:apply-style-name="Untitled1" calcext:value="=1" calcext:base-cell-address="CurveMapping_BothHemispheres.E16"/>
          </calcext:conditional-format>
          <calcext:conditional-format calcext:target-range-address="CurveMapping_BothHemispheres.M16:CurveMapping_BothHemispheres.N17">
            <calcext:condition calcext:apply-style-name="Untitled1" calcext:value="=1" calcext:base-cell-address="CurveMapping_BothHemispheres.M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-00-0000</text:date>, <text:time style:data-style-name="N2" text:time-value="14:17:34.2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4:18:01.184000000</dc:date>
    <meta:editing-duration>PT18M42S</meta:editing-duration>
    <meta:editing-cycles>4</meta:editing-cycles>
    <meta:generator>LibreOffice/5.3.0.3$Windows_X86_64 LibreOffice_project/7074905676c47b82bbcfbea1aeefc84afe1c50e1</meta:generator>
    <meta:document-statistic meta:table-count="1" meta:cell-count="331" meta:object-count="0"/>
  </office:meta>
</office:document-meta>
</file>